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AUsersRepository.contain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PAUsersRepository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updateUser( User u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PAUsersRepository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JPAUsersRepository( EntityManager entit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PAUsersRepository.containsCaseInsensiti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JPAUsers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getUserByNameCaseInsensiti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addUser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getJPAUserBy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PAUsersRepository.getUserBy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setEntityManager( EntityManager entit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getRea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removeUs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PAUsersRepository.addUser( String name , Object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test( String name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PAUsersRepository.addUser(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PAUsersRepository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get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UsersRepository.countUs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PAUsersRepository.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PAUsersRepository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